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5-01-1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4-01-0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3-01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3-01-0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2-01-0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1-01-07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20-02-13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9-01-0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8-01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7-01-06 15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6-01-05 18:1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5-01-05 21:4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4-01-05 21:1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3-01-06 13:2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2-01-06 21:48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1-01-06 22:0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10-01-05 20:2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9-01-07 23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8-01-08 14:2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7-01-24 18:0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6-01-08 14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5-01-11 23:07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4-01-05 15:3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3-01-09 18:0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2-01-06 21:4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1-01-05 21:5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2000-01-07 19:1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9-01-06 15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8-01-06 22:5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7-01-07 17:1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6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5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3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2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1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9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8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7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6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6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5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306100554201</text:p>
          </table:table-cell>
          <table:table-cell office:value-type="string" calcext:value-type="string">
            <text:p>1985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